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Z</mi>
        <mi mathvariant="italic">ndc</mi>
      </msub>
      <mo stretchy="false">=</mo>
      <mrow>
        <mrow>
          <mo stretchy="false">−</mo>
          <mn>1</mn>
        </mrow>
        <mo stretchy="false">+</mo>
        <mrow>
          <mfrac>
            <mrow>
              <msub>
                <mi>Z</mi>
                <mi mathvariant="italic">view</mi>
              </msub>
              <mo stretchy="false">−</mo>
              <mi>n</mi>
            </mrow>
            <mrow>
              <mi>f</mi>
              <mo stretchy="false">−</mo>
              <mi>n</mi>
            </mrow>
          </mfrac>
          <mo stretchy="false">∗</mo>
          <mn>2</mn>
        </mrow>
      </mrow>
      <mo stretchy="false">=</mo>
      <mfrac>
        <mrow>
          <mrow>
            <mrow>
              <mo stretchy="false">−</mo>
              <mi>f</mi>
            </mrow>
            <mo stretchy="false">+</mo>
            <mi>n</mi>
            <mo stretchy="false">+</mo>
            <mn>2</mn>
          </mrow>
          <mrow>
            <msub>
              <mi>Z</mi>
              <mi mathvariant="italic">view</mi>
            </msub>
            <mo stretchy="false">−</mo>
            <mn>2</mn>
          </mrow>
          <mi>n</mi>
        </mrow>
        <mrow>
          <mi>f</mi>
          <mo stretchy="false">−</mo>
          <mi>n</mi>
        </mrow>
      </mfrac>
      <mo stretchy="false">=</mo>
      <mfrac>
        <mrow>
          <mrow>
            <mrow>
              <mo stretchy="false">−</mo>
              <mi>f</mi>
            </mrow>
            <mo stretchy="false">−</mo>
            <mi>n</mi>
            <mo stretchy="false">+</mo>
            <mn>2</mn>
          </mrow>
          <msub>
            <mi>Z</mi>
            <mi mathvariant="italic">view</mi>
          </msub>
        </mrow>
        <mrow>
          <mi>f</mi>
          <mo stretchy="false">−</mo>
          <mi>n</mi>
        </mrow>
      </mfrac>
      <mo stretchy="false">=</mo>
      <mrow>
        <mfrac>
          <mrow>
            <mn>2</mn>
            <msub>
              <mi>Z</mi>
              <mi mathvariant="italic">view</mi>
            </msub>
          </mrow>
          <mrow>
            <mi>f</mi>
            <mo stretchy="false">−</mo>
            <mi>n</mi>
          </mrow>
        </mfrac>
        <mo stretchy="false">+</mo>
        <mfrac>
          <mrow>
            <mrow>
              <mo stretchy="false">−</mo>
              <mi>f</mi>
            </mrow>
            <mo stretchy="false">−</mo>
            <mi>n</mi>
          </mrow>
          <mrow>
            <mi>f</mi>
            <mo stretchy="false">−</mo>
            <mi>n</mi>
          </mrow>
        </mfrac>
      </mrow>
    </mrow>
    <annotation encoding="StarMath 5.0">Z_{ndc}=-1+ {Z_{view}-n} over {f-n} *2={-f+n+2Z_{view}-2n} over {f-n} ={-f-n+2Z_{view}} over {f-n}={2Z_{view}} over {f-n} + {-f-n} over {f-n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03:20.031939525</meta:creation-date>
    <dc:date>2016-02-29T19:48:54.190851207</dc:date>
    <meta:editing-duration>PT49M38S</meta:editing-duration>
    <meta:editing-cycles>8</meta:editing-cycles>
    <meta:generator>LibreOffice/4.4.7.2$Linux_X86_64 LibreOffice_project/40$Build-2</meta:generator>
    <dc:creator>Etay Meiri</dc:creator>
  </office:meta>
</office:document-meta>
</file>